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 file for file upload test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ZA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 Oloff</meta:initial-creator>
    <meta:creation-date>2011-09-01T16:42:30</meta:creation-date>
    <meta:document-statistic meta:table-count="0" meta:image-count="0" meta:object-count="0" meta:page-count="1" meta:paragraph-count="1" meta:word-count="6" meta:character-count="34"/>
    <dc:date>2011-09-01T16:43:25</dc:date>
    <dc:creator>Chris Oloff</dc:creator>
    <meta:editing-duration>PT55S</meta:editing-duration>
    <meta:editing-cycles>1</meta:editing-cycles>
    <meta:generator>LibreOffice/3.3$Unix LibreOffice_project/330m19$Build-202</meta:generator>
  </office:meta>
</office:document-meta>
</file>